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dc143c"/>
    </style:style>
    <style:style style:name="gr3" style:family="graphic" style:parent-style-name="standard">
      <style:graphic-properties draw:stroke="none" svg:stroke-width="0.035cm" draw:stroke-linejoin="round" draw:fill="solid" draw:fill-color="#ffe080"/>
    </style:style>
    <style:style style:name="P1" style:family="paragraph">
      <loext:graphic-properties draw:fill="none"/>
    </style:style>
    <style:style style:name="P2" style:family="paragraph">
      <loext:graphic-properties draw:fill="solid" draw:fill-color="#dc143c"/>
    </style:style>
    <style:style style:name="P3" style:family="paragraph">
      <loext:graphic-properties draw:fill="solid" draw:fill-color="#ffe08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7.883cm" svg:height="7.33cm" svg:x="10.466cm" svg:y="1.805cm" svg:viewBox="0 0 7884 7331" draw:points="3942,7331 0,7331 0,0 7884,0 7884,7331">
          <text:p/>
        </draw:polygon>
        <draw:polygon draw:style-name="gr2" draw:text-style-name="P2" draw:layer="layout" svg:width="7.88cm" svg:height="7.326cm" svg:x="10.466cm" svg:y="1.806cm" svg:viewBox="0 0 7881 7327" draw:points="0,5329 3664,7327 7881,0">
          <text:p/>
        </draw:polygon>
        <draw:polygon draw:style-name="gr1" draw:text-style-name="P1" draw:layer="layout" svg:width="7.772cm" svg:height="12.657cm" svg:x="10.799cm" svg:y="3.248cm" svg:viewBox="0 0 7773 12658" draw:points="3886,12658 0,12658 0,0 7773,0 7773,12658">
          <text:p/>
        </draw:polygon>
        <draw:polygon draw:style-name="gr2" draw:text-style-name="P2" draw:layer="layout" svg:width="7.77cm" svg:height="12.655cm" svg:x="10.799cm" svg:y="3.248cm" svg:viewBox="0 0 7771 12656" draw:points="0,12656 6661,7883 7771,0">
          <text:p/>
        </draw:polygon>
        <draw:polygon draw:style-name="gr1" draw:text-style-name="P1" draw:layer="layout" svg:width="7.772cm" svg:height="9.88cm" svg:x="5.804cm" svg:y="5.359cm" svg:viewBox="0 0 7773 9881" draw:points="3886,9881 0,9881 0,0 7773,0 7773,9881">
          <text:p/>
        </draw:polygon>
        <draw:polygon draw:style-name="gr2" draw:text-style-name="P2" draw:layer="layout" svg:width="7.77cm" svg:height="9.877cm" svg:x="5.805cm" svg:y="5.359cm" svg:viewBox="0 0 7771 9878" draw:points="7771,4328 4328,9878 0,0">
          <text:p/>
        </draw:polygon>
        <draw:polygon draw:style-name="gr1" draw:text-style-name="P1" draw:layer="layout" svg:width="2.999cm" svg:height="7.772cm" svg:x="11.798cm" svg:y="13.794cm" svg:viewBox="0 0 3000 7773" draw:points="1500,7773 0,7773 0,0 3000,0 3000,7773">
          <text:p/>
        </draw:polygon>
        <draw:polygon draw:style-name="gr3" draw:text-style-name="P3" draw:layer="layout" svg:width="2.996cm" svg:height="7.771cm" svg:x="11.799cm" svg:y="13.794cm" svg:viewBox="0 0 2997 7772" draw:points="2665,4886 2997,0 0,7772">
          <text:p/>
        </draw:polygon>
        <draw:polygon draw:style-name="gr1" draw:text-style-name="P1" draw:layer="layout" svg:width="9.549cm" svg:height="4.22cm" svg:x="6.914cm" svg:y="2.138cm" svg:viewBox="0 0 9550 4221" draw:points="4775,4221 0,4221 0,0 9550,0 9550,4221">
          <text:p/>
        </draw:polygon>
        <draw:polygon draw:style-name="gr2" draw:text-style-name="P2" draw:layer="layout" svg:width="9.546cm" svg:height="4.219cm" svg:x="6.914cm" svg:y="2.138cm" svg:viewBox="0 0 9547 4220" draw:points="0,2334 2887,4220 9547,0">
          <text:p/>
        </draw:polygon>
        <draw:polygon draw:style-name="gr1" draw:text-style-name="P1" draw:layer="layout" svg:width="3.332cm" svg:height="7.995cm" svg:x="12.798cm" svg:y="19.677cm" svg:viewBox="0 0 3333 7996" draw:points="1667,7996 0,7996 0,0 3333,0 3333,7996">
          <text:p/>
        </draw:polygon>
        <draw:polygon draw:style-name="gr3" draw:text-style-name="P3" draw:layer="layout" svg:width="3.33cm" svg:height="7.991cm" svg:x="12.799cm" svg:y="19.679cm" svg:viewBox="0 0 3331 7992" draw:points="0,1998 1664,0 3331,7992">
          <text:p/>
        </draw:polygon>
        <draw:polygon draw:style-name="gr1" draw:text-style-name="P1" draw:layer="layout" svg:width="2.335cm" svg:height="7.331cm" svg:x="13.13cm" svg:y="25.671cm" svg:viewBox="0 0 2336 7332" draw:points="1168,7332 0,7332 0,0 2336,0 2336,7332">
          <text:p/>
        </draw:polygon>
        <draw:polygon draw:style-name="gr3" draw:text-style-name="P3" draw:layer="layout" svg:width="2.334cm" svg:height="7.327cm" svg:x="13.13cm" svg:y="25.672cm" svg:viewBox="0 0 2335 7328" draw:points="2335,2444 1001,0 0,7328">
          <text:p/>
        </draw:polygon>
        <draw:polygon draw:style-name="gr1" draw:text-style-name="P1" draw:layer="layout" svg:width="4.444cm" svg:height="5.216cm" svg:x="15.461cm" svg:y="15.57cm" svg:viewBox="0 0 4445 5217" draw:points="2222,5217 0,5217 0,0 4445,0 4445,5217">
          <text:p/>
        </draw:polygon>
        <draw:polygon draw:style-name="gr3" draw:text-style-name="P3" draw:layer="layout" svg:width="4.44cm" svg:height="5.214cm" svg:x="15.463cm" svg:y="15.571cm" svg:viewBox="0 0 4441 5215" draw:points="2887,4995 4441,0 0,521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88cm" fo:page-height="34.9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5T03:02:59.494129385</dc:date>
    <meta:editing-duration>PT23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